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53f8" officeooo:paragraph-rsid="001753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hejhiuksi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32:19.700214811</meta:creation-date>
    <dc:date>2021-11-09T09:33:12.488043854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4.7.2$Linux_X86_64 LibreOffice_project/40$Build-2</meta:generator>
  </office:meta>
</office:document-meta>
</file>